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D3000001FF7AF8854C.png" manifest:media-type="image/png"/>
  <manifest:file-entry manifest:full-path="Pictures/1000E4C9000040B3000021C4CEB3027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pr1" style:family="presentation" style:parent-style-name="Default_20_1-subtitle">
      <style:graphic-properties draw:stroke="none" svg:stroke-width="0.071cm" draw:fill="none" draw:fill-color="#ffffff" loext:fill-use-slide-background="false" draw:textarea-horizontal-align="justify" draw:textarea-vertical-align="top" draw:auto-grow-height="true" draw:fit-to-size="false" style:shrink-to-fit="false" fo:min-height="1.113cm" fo:padding-top="0cm" fo:padding-bottom="0cm" fo:padding-left="0cm" fo:padding-right="0cm" fo:wrap-option="wrap" loext:decorative="false"/>
      <style:paragraph-properties style:writing-mode="lr-tb"/>
    </style:style>
    <style:style style:name="pr2" style:family="presentation" style:parent-style-name="Default_20_1-notes">
      <style:graphic-properties draw:fill-color="#ffffff" draw:auto-grow-height="false" fo:min-height="12.573cm" loext:decorative="false"/>
      <style:paragraph-properties style:writing-mode="lr-tb"/>
    </style:style>
    <style:style style:name="pr3" style:family="presentation" style:parent-style-name="Master1-Layout2-obj-Title-and-Content-title">
      <style:graphic-properties draw:stroke="none" svg:stroke-width="0.071cm" draw:fill="none" loext:fill-use-slide-background="false" draw:textarea-horizontal-align="justify" draw:textarea-vertical-align="top" draw:auto-grow-height="true" draw:fit-to-size="false" style:shrink-to-fit="false" fo:min-height="4.062cm" fo:padding-top="0.048cm" fo:padding-bottom="0cm" fo:padding-left="0cm" fo:padding-right="0cm" fo:wrap-option="wrap" loext:decorative="false"/>
      <style:paragraph-properties style:writing-mode="lr-tb"/>
    </style:style>
    <style:style style:name="pr4" style:family="presentation" style:parent-style-name="Master1-Layout2-obj-Title-and-Content-notes">
      <style:graphic-properties draw:fill-color="#ffffff" draw:auto-grow-height="false" fo:min-height="12.573cm" loext:decorative="false"/>
      <style:paragraph-properties style:writing-mode="lr-tb"/>
    </style:style>
    <style:style style:name="P1" style:family="paragraph">
      <style:paragraph-properties fo:margin-left="0cm" fo:margin-right="0cm" fo:margin-top="0cm" fo:margin-bottom="0cm" fo:line-height="100%" fo:text-align="start" fo:text-indent="0cm"/>
      <style:text-properties fo:font-size="124pt"/>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4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color="#ffffff"/>
    </style:style>
    <style:style style:name="P6" style:family="paragraph">
      <style:paragraph-properties fo:margin-left="0.035cm" fo:margin-right="0cm" fo:margin-top="0.048cm" fo:margin-bottom="0cm" fo:line-height="100%" fo:text-align="start" fo:text-indent="0cm" loext:tab-stop-distance="0cm">
        <style:tab-stops>
          <style:tab-stop style:position="0cm"/>
        </style:tab-stops>
      </style:paragraph-properties>
    </style:style>
    <style:style style:name="P7" style:family="paragraph">
      <loext:graphic-properties draw:fill="none"/>
      <style:paragraph-properties fo:margin-left="0.035cm" fo:margin-right="0cm" fo:margin-top="0.048cm" fo:margin-bottom="0cm" fo:line-height="100%" fo:text-align="start" fo:text-indent="0cm" loext:tab-stop-distance="0cm" style:font-independent-line-spacing="true">
        <style:tab-stops>
          <style:tab-stop style:position="0cm"/>
        </style:tab-stops>
      </style:paragraph-properties>
      <style:text-properties fo:font-size="15pt" style:font-size-asian="40pt" style:font-size-complex="40pt"/>
    </style:style>
    <style:style style:name="P8" style:family="paragraph">
      <style:paragraph-properties fo:margin-left="0.035cm" fo:margin-right="0cm" fo:margin-top="0.035cm" fo:margin-bottom="0cm" fo:line-height="135%" fo:text-align="start" fo:text-indent="0cm"/>
      <style:text-properties fo:font-size="18pt"/>
    </style:style>
    <style:style style:name="P9" style:family="paragraph">
      <loext:graphic-properties draw:fill="none"/>
      <style:paragraph-properties fo:margin-left="0.035cm" fo:margin-right="0cm" fo:margin-top="0.035cm" fo:margin-bottom="0cm" fo:line-height="135%" fo:text-align="start" fo:text-indent="0cm" style:writing-mode="lr-tb" style:font-independent-line-spacing="true"/>
      <style:text-properties fo:font-size="18pt"/>
    </style:style>
    <style:style style:name="T1" style:family="text">
      <style:text-properties fo:font-variant="normal" fo:text-transform="none" fo:color="#eeeeee" loext:opacity="100%" style:text-outline="false" style:text-line-through-style="none" style:text-line-through-type="none" style:text-position="0% 100%" style:font-name="Arial" fo:font-size="124pt" fo:letter-spacing="normal" fo:language="en" fo:country="US" fo:font-style="normal" style:text-underline-style="none" fo:font-weight="normal" fo:background-color="transparent" style:font-size-asian="152pt" style:font-style-asian="normal" style:font-weight-asian="normal" style:font-size-complex="152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Arial" fo:font-size="80pt" fo:letter-spacing="normal" fo:language="de" fo:country="AT" fo:font-style="normal" style:text-underline-style="none" fo:font-weight="normal" fo:background-color="transparent" style:font-size-asian="80pt" style:font-style-asian="normal" style:font-weight-asian="normal" style:font-size-complex="80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Arial" fo:font-size="42.5pt" fo:letter-spacing="normal" fo:language="en" fo:country="US" fo:font-style="normal" style:text-underline-style="none" fo:font-weight="normal" fo:background-color="transparent" style:font-name-asian="DejaVu Sans" style:font-size-asian="42.5pt" style:font-style-asian="normal" style:font-weight-asian="normal" style:font-name-complex="DejaVu Sans" style:font-size-complex="42.5pt" style:font-style-complex="normal" style:font-weight-complex="normal"/>
    </style:style>
    <text:list-style style:name="L1">
      <text:list-level-style-bullet text:level="1" text:bullet-char="●">
        <style:list-level-properties text:min-label-width="0.6cm"/>
        <style:text-properties fo:font-family="OpenSymbol" fo:color="#eeeee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_20_1" presentation:presentation-page-layout-name="AL1T0">
        <draw:custom-shape draw:name="Title" draw:style-name="gr1" draw:text-style-name="P2" draw:layer="layout" svg:width="40.691cm" svg:height="5.5cm" svg:x="3.124cm" svg:y="5.613cm">
          <text:p text:style-name="P1"><text:span text:style-name="T1">IT Security Guid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presentation:style-name="pr1" draw:text-style-name="P4" draw:layer="layout" svg:width="35.558cm" svg:height="1.113cm" svg:x="3.122cm" svg:y="18.071cm" presentation:class="subtitle" presentation:user-transformed="true">
          <draw:text-box>
            <text:p text:style-name="P3"><text:span text:style-name="T2">Name – Conference - Dat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Section title" draw:style-name="dp1" draw:master-page-name="Master1-Layout2-obj-Title-and-Content" presentation:presentation-page-layout-name="AL2T1">
        <draw:frame draw:name="SectionTitle" presentation:style-name="pr3" draw:text-style-name="P7" draw:layer="layout" svg:width="44.819cm" svg:height="4.11cm" svg:x="3.441cm" svg:y="3.086cm" presentation:class="title" presentation:user-transformed="true">
          <draw:text-box>
            <text:p text:style-name="P6"><text:span text:style-name="T3">Section title</text:span></text:p>
          </draw:text-box>
        </draw:frame>
        <draw:custom-shape draw:name="SectionContent" draw:style-name="gr3" draw:text-style-name="P9" draw:layer="layout" svg:width="37.646cm" svg:height="12.176cm" svg:x="3.51cm" svg:y="7.509cm">
          <text:p text:style-name="P8"><text:span text:style-name="T4">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Adwaita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Office-Theme-outline3" style:family="presentation" style:parent-style-name="Master1-Office-Them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Office-Theme-outline4" style:family="presentation" style:parent-style-name="Master1-Office-Them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1-obj-Title-Slide-outline3" style:family="presentation" style:parent-style-name="Master1-Layout1-obj-Title-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1-obj-Title-Slide-outline4" style:family="presentation" style:parent-style-name="Master1-Layout1-obj-Title-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2-obj-Title-and-Content-outline3" style:family="presentation" style:parent-style-name="Master1-Layout2-obj-Title-and-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2-obj-Title-and-Content-outline4" style:family="presentation" style:parent-style-name="Master1-Layout2-obj-Title-and-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3-obj-Two-Content-outline3" style:family="presentation" style:parent-style-name="Master1-Layout3-obj-Two-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3-obj-Two-Content-outline4" style:family="presentation" style:parent-style-name="Master1-Layout3-obj-Two-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solid" draw:fill-color="#06001c"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Object_20_with_20_no_20_fill_20_and_20_no_20_line">
      <style:graphic-properties draw:stroke="none" svg:stroke-width="0.071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77cm, 0cm)" draw:image-opacity="100%" style:mirror="none" loext:decorative="false"/>
    </style:style>
    <style:style style:name="Mgr5" style:family="graphic" style:parent-style-name="standard">
      <style:graphic-properties draw:stroke="none" svg:stroke-width="0cm" draw:fill="solid" draw:fill-color="#07001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Master1-Office-Theme-backgroundobjects">
      <style:graphic-properties draw:stroke="none" draw:fill="none" draw:fill-color="#ffffff" draw:auto-grow-height="false" fo:min-height="1.397cm" loext:decorative="false"/>
      <style:paragraph-properties style:writing-mode="lr-tb"/>
    </style:style>
    <style:style style:name="Mpr2" style:family="presentation" style:parent-style-name="Master1-Office-Them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Master1-Layout1-obj-Title-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Master1-Layout1-obj-Title-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Master1-Layout2-obj-Title-and-Conten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Master1-Layout2-obj-Title-and-Content-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Master1-Layout3-obj-Two-Conten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Master1-Layout3-obj-Two-Conten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6001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6" style:family="paragraph">
      <loext:graphic-properties draw:fill="none"/>
      <style:paragraph-properties fo:text-align="start"/>
      <style:text-properties fo:font-size="18pt"/>
    </style:style>
    <style:style style:name="MP7" style:family="paragraph">
      <loext:graphic-properties draw:fill="solid" draw:fill-color="#07001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PlaceHolder 1" presentation:style-name="Master1-Office-Theme-title" draw:layer="backgroundobjects" svg:width="43.178cm" svg:height="0.763cm" svg:x="3.81cm" svg:y="11.475cm" presentation:class="title" presentation:placeholder="true" presentation:user-transformed="true">
        <draw:text-box/>
      </draw:frame>
      <presentation:notes style:page-layout-name="PM0">
        <draw:page-thumbnail presentation:style-name="Master1-Office-Theme-title" draw:layer="backgroundobjects" svg:width="18.624cm" svg:height="10.476cm" svg:x="1.482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1-obj-Title-Slide-title" draw:layer="backgroundobjects" svg:width="43.178cm" svg:height="0.763cm" svg:x="3.81cm" svg:y="11.475cm" presentation:class="title" presentation:placeholder="true" presentation:user-transformed="true">
        <draw:text-box/>
      </draw:frame>
      <draw:frame draw:name="PlaceHolder 2" presentation:style-name="Master1-Layout1-obj-Title-Slide-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1-obj-Title-Slide-title" draw:layer="backgroundobjects" svg:width="0.001cm" svg:height="0.001cm" svg:x="0cm" svg:y="2.123cm" presentation:class="page"/>
        <draw:frame presentation:style-name="Master1-Layout1-obj-Title-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Default-title" draw:layer="backgroundobjects" svg:width="43.178cm" svg:height="0.763cm" svg:x="3.81cm" svg:y="11.475cm" presentation:class="title" presentation:placeholder="true" presentation:user-transformed="true">
        <draw:text-box/>
      </draw:frame>
      <draw:frame draw:name="PlaceHolder 2" presentation:style-name="Default-outline1" draw:layer="backgroundobjects" svg:width="45.718cm" svg:height="16.571cm" svg:x="2.54cm" svg:y="6.686cm" presentation:class="outline" presentation:placeholder="true" presentation:user-transformed="true">
        <draw:text-box/>
      </draw:frame>
      <draw:frame draw:name="PlaceHolder 3" presentation:style-name="Default-outline1" draw:layer="backgroundobjects" svg:width="45.718cm" svg:height="16.571cm" svg:x="2.54cm" svg:y="6.686cm" presentation:class="outline" presentation:placeholder="true" presentation:user-transformed="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Default_20_1-title" draw:layer="backgroundobjects" svg:width="43.178cm" svg:height="0.763cm" svg:x="3.81cm" svg:y="11.475cm" presentation:class="title" presentation:placeholder="true" presentation:user-transformed="true">
        <draw:text-box/>
      </draw:frame>
      <draw:frame presentation:style-name="Default_20_1-outline1" draw:layer="backgroundobjects" svg:width="45.719cm" svg:height="16.572cm" svg:x="2.54cm" svg:y="6.686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6"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2-obj-Title-and-Content-title" draw:layer="backgroundobjects" svg:width="43.178cm" svg:height="0.763cm" svg:x="3.81cm" svg:y="11.475cm" presentation:class="title" presentation:placeholder="true" presentation:user-transformed="true">
        <draw:text-box/>
      </draw:frame>
      <draw:frame draw:name="PlaceHolder 2" presentation:style-name="Master1-Layout2-obj-Title-and-Content-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5" draw:text-style-name="MP7"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9"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3-obj-Two-Content-title" draw:layer="backgroundobjects" svg:width="43.178cm" svg:height="0.763cm" svg:x="3.81cm" svg:y="11.475cm" presentation:class="title" presentation:placeholder="true" presentation:user-transformed="true">
        <draw:text-box/>
      </draw:frame>
      <draw:frame draw:name="PlaceHolder 2" presentation:style-name="Master1-Layout3-obj-Two-Content-outline1" draw:layer="backgroundobjects" svg:width="45.718cm" svg:height="16.571cm" svg:x="2.54cm" svg:y="6.686cm" presentation:class="outline" presentation:placeholder="true" presentation:user-transformed="true">
        <draw:text-box/>
      </draw:frame>
      <draw:frame draw:name="PlaceHolder 3" presentation:style-name="Master1-Layout3-obj-Two-Content-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3-obj-Two-Content-title" draw:layer="backgroundobjects" svg:width="0.001cm" svg:height="0.001cm" svg:x="0cm" svg:y="2.123cm" presentation:class="page"/>
        <draw:frame presentation:style-name="Master1-Layout3-obj-Two-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0T06:18:01</meta:creation-date>
    <dc:language>en-US</dc:language>
    <dc:date>2025-09-02T15:24:26.586431994</dc:date>
    <meta:editing-cycles>13</meta:editing-cycles>
    <dc:title>Untitled - 20 August 2025 at 08.17.42</dc:title>
    <meta:editing-duration>PT1H1M48S</meta:editing-duration>
    <meta:generator>LibreOffice/25.8.1.1$Linux_X86_64 LibreOffice_project/580$Build-1</meta:generator>
    <meta:document-statistic meta:object-count="78"/>
    <meta:user-defined meta:name="AppVersion">15.0000</meta:user-defined>
    <meta:user-defined meta:name="Creator">Adobe Express</meta:user-defined>
    <meta:user-defined meta:name="Producer">Adobe Express</meta:user-defined>
  </office:meta>
</office:document-meta>
</file>